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xiliaryCacheConfigurator.parseElementSerializer( Properties props , String aux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uxiliaryCacheConfigurator.parseCacheEventLogger( Properties props , String aux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